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1.633cm"/>
    </style:style>
    <style:style style:name="co9" style:family="table-column">
      <style:table-column-properties fo:break-before="auto" style:column-width="1.016cm"/>
    </style:style>
    <style:style style:name="co10" style:family="table-column">
      <style:table-column-properties fo:break-before="auto" style:column-width="4.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2"/>
    <style:style style:name="ce13" style:family="table-cell" style:parent-style-name="Default" style:data-style-name="N2">
      <style:table-cell-properties fo:background-color="#81d41a"/>
    </style:style>
    <style:style style:name="ce6" style:family="table-cell" style:parent-style-name="Default" style:data-style-name="N110"/>
    <style:style style:name="ce7" style:family="table-cell" style:parent-style-name="Default" style:data-style-name="N10"/>
    <style:style style:name="ce16" style:family="table-cell" style:parent-style-name="Default" style:data-style-name="N110">
      <style:table-cell-properties fo:background-color="#81d41a"/>
    </style:style>
    <style:style style:name="ce17" style:family="table-cell" style:parent-style-name="Default" style:data-style-name="N109"/>
    <style:style style:name="ce18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ackground-color="#81d41a"/>
    </style:style>
    <style:style style:name="gr1" style:family="graphic">
      <style:graphic-properties draw:stroke="none" svg:stroke-color="#000000" draw:fill="solid" draw:fill-color="#ffffff" fo:min-height="3.74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solid" draw:fill-color="#ffffff"/>
      <style:paragraph-properties style:writing-mode="lr-tb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house" table:style-name="ta1">
        <table:shapes>
          <draw:frame draw:z-index="0" draw:style-name="gr1" draw:text-style-name="P2" svg:width="9.746cm" svg:height="3.745cm" svg:x="11.84cm" svg:y="0.268cm">
            <draw:text-box>
              <text:p text:style-name="P1">Φ = A × U × ΔT</text:p>
              <text:p text:style-name="P1">where Φ is the heat transfer in watts, <text:line-break/>U is the thermal transmittance, <text:line-break/>ΔT is the temperature differential across the structure, <text:line-break/>A is the area in square metres.<text:line-break/><text:line-break/><text:a xlink:href="https://en.wikipedia.org/wiki/Thermal_transmittance" xlink:type="simple">https://en.wikipedia.org/wiki/Thermal_transmittance</text:a></text:p>
              <text:p text:style-name="P1"/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3" table:default-cell-style-name="Default"/>
        <table:table-column table:style-name="co3" table:default-cell-style-name="ce6"/>
        <table:table-column table:style-name="co4" table:default-cell-style-name="ce5"/>
        <table:table-column table:style-name="co3" table:default-cell-style-name="Default"/>
        <table:table-column table:style-name="co3" table:number-columns-repeated="2" table:default-cell-style-name="ce2"/>
        <table:table-column table:style-name="co5" table:default-cell-style-name="ce7"/>
        <table:table-column table:style-name="co6" table:number-columns-repeated="3" table:default-cell-style-name="ce2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https://www.engineeringtoolbox.com/heat-loss-transmission-d_748.html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1" office:value-type="string" calcext:value-type="string">
            <text:p>heating power (W)</text:p>
          </table:table-cell>
          <table:table-cell table:style-name="ce2" table:formula="of:=SUM([.H12:.H25])" office:value-type="float" office:value="7573.73536574475" calcext:value-type="float">
            <text:p>7574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ce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HDD in year</text:p>
          </table:table-cell>
          <table:table-cell table:style-name="Default" office:value-type="float" office:value="3600" calcext:value-type="float">
            <text:p>3600</text:p>
          </table:table-cell>
          <table:table-cell office:value-type="string" calcext:value-type="string">
            <text:p>C-days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average delta T</text:p>
          </table:table-cell>
          <table:table-cell table:style-name="ce5" table:formula="of:=24*[.C5]/[.C7]" office:value-type="float" office:value="9.85626283367557" calcext:value-type="float">
            <text:p>9.86</text:p>
          </table:table-cell>
          <table:table-cell office:value-type="string" calcext:value-type="string">
            <text:p>C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1 year</text:p>
          </table:table-cell>
          <table:table-cell table:style-name="Default" table:formula="of:=24*365.25" office:value-type="float" office:value="8766" calcext:value-type="float">
            <text:p>8766</text:p>
          </table:table-cell>
          <table:table-cell office:value-type="string" calcext:value-type="string">
            <text:p>hours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energy in year</text:p>
          </table:table-cell>
          <table:table-cell table:style-name="ce2" table:formula="of:=SUM([.I12:.I25])/1000" office:value-type="float" office:value="81.0770898720416" calcext:value-type="float">
            <text:p>81</text:p>
          </table:table-cell>
          <table:table-cell office:value-type="string" calcext:value-type="string">
            <text:p>GJ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ce2"/>
          <table:table-cell table:style-name="ce4"/>
          <table:table-cell table:style-name="ce5" table:formula="of:=1000*[.C8]/[.C5]" office:value-type="float" office:value="22.5214138533449" calcext:value-type="float">
            <text:p>22.52</text:p>
          </table:table-cell>
          <table:table-cell office:value-type="string" calcext:value-type="string">
            <text:p>MJ/HDD</text:p>
          </table:table-cell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5"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RSI</text:p>
            <text:p>m2·K/W</text:p>
          </table:table-cell>
          <table:table-cell table:style-name="ce3" office:value-type="string" calcext:value-type="string">
            <text:p>U</text:p>
            <text:p>W/m2·K</text:p>
          </table:table-cell>
          <table:table-cell table:style-name="ce3" office:value-type="string" calcext:value-type="string">
            <text:p>Area</text:p>
            <text:p>m2</text:p>
          </table:table-cell>
          <table:table-cell table:style-name="ce3" office:value-type="string" calcext:value-type="string">
            <text:p>Heat </text:p>
            <text:p>transfer</text:p>
            <text:p>W/K</text:p>
          </table:table-cell>
          <table:table-cell table:style-name="ce3" office:value-type="string" calcext:value-type="string">
            <text:p>Design</text:p>
            <text:p>ΔT</text:p>
            <text:p>K</text:p>
          </table:table-cell>
          <table:table-cell table:style-name="ce3" office:value-type="string" calcext:value-type="string">
            <text:p>Heating</text:p>
            <text:p>power</text:p>
            <text:p>W</text:p>
          </table:table-cell>
          <table:table-cell table:style-name="ce3" office:value-type="string" calcext:value-type="string">
            <text:p>yearly </text:p>
            <text:p>Energy</text:p>
            <text:p>transfer</text:p>
            <text:p>MJ</text:p>
          </table:table-cell>
          <table:table-cell table:style-name="ce3"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dows </text:p>
          </table:table-cell>
          <table:table-cell office:value-type="float" office:value="17" calcext:value-type="float">
            <text:p>17</text:p>
          </table:table-cell>
          <table:table-cell table:style-name="ce5" table:formula="of:=1/[.D12]" office:value-type="float" office:value="0.357142857142857" calcext:value-type="float">
            <text:p>0.36</text:p>
          </table:table-cell>
          <table:table-cell table:style-name="ce13" office:value-type="float" office:value="2.8" calcext:value-type="float">
            <text:p>2.80</text:p>
          </table:table-cell>
          <table:table-cell office:value-type="float" office:value="25.45" calcext:value-type="float">
            <text:p>25.5</text:p>
          </table:table-cell>
          <table:table-cell table:formula="of:=[.D12]*[.E12]" office:value-type="float" office:value="71.26" calcext:value-type="float">
            <text:p>71.26</text:p>
          </table:table-cell>
          <table:table-cell office:value-type="float" office:value="30" calcext:value-type="float">
            <text:p>30</text:p>
          </table:table-cell>
          <table:table-cell table:formula="of:=[.F12]*[.G12]" office:value-type="float" office:value="2137.8" calcext:value-type="float">
            <text:p>2138</text:p>
          </table:table-cell>
          <table:table-cell table:formula="of:=[.F12]*[.$C$7]*0.0036*[.$C$6]" office:value-type="float" office:value="22164.7104" calcext:value-type="float">
            <text:p>22165</text:p>
          </table:table-cell>
          <table:table-cell table:formula="of:=[.I12]/([.$C$8]*1000)" office:value-type="percentage" office:value="0.273378218618614" calcext:value-type="percentage">
            <text:p>27%</text:p>
          </table:table-cell>
          <table:table-cell table:number-columns-repeated="4"/>
          <table:table-cell table:formula="of:=2*1.2+0.5*PI()*1.2" office:value-type="float" office:value="4.28495559215388" calcext:value-type="float">
            <text:p>4.28495559215388</text:p>
          </table:table-cell>
        </table:table-row>
        <table:table-row table:style-name="ro1">
          <table:table-cell office:value-type="string" calcext:value-type="string">
            <text:p>Main floor brick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table:style-name="ce5" table:formula="of:=1/[.C13]" office:value-type="float" office:value="0.418410041841004" calcext:value-type="float">
            <text:p>0.42</text:p>
          </table:table-cell>
          <table:table-cell office:value-type="float" office:value="122" calcext:value-type="float">
            <text:p>122.0</text:p>
          </table:table-cell>
          <table:table-cell table:formula="of:=[.D13]*[.E13]" office:value-type="float" office:value="51.0460251046025" calcext:value-type="float">
            <text:p>51.05</text:p>
          </table:table-cell>
          <table:table-cell office:value-type="float" office:value="30" calcext:value-type="float">
            <text:p>30</text:p>
          </table:table-cell>
          <table:table-cell table:formula="of:=[.F13]*[.G13]" office:value-type="float" office:value="1531.38075313808" calcext:value-type="float">
            <text:p>1531</text:p>
          </table:table-cell>
          <table:table-cell table:formula="of:=[.F13]*[.$C$7]*0.0036*[.$C$6]" office:value-type="float" office:value="15877.3556485356" calcext:value-type="float">
            <text:p>15877</text:p>
          </table:table-cell>
          <table:table-cell table:formula="of:=[.I13]/([.$C$8]*1000)" office:value-type="percentage" office:value="0.19583035939738" calcext:value-type="percentage">
            <text:p>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 floor walls</text:p>
          </table:table-cell>
          <table:table-cell office:value-type="float" office:value="1" calcext:value-type="float">
            <text:p>1</text:p>
          </table:table-cell>
          <table:table-cell office:value-type="float" office:value="3.56" calcext:value-type="float">
            <text:p>3.56</text:p>
          </table:table-cell>
          <table:table-cell table:style-name="ce5" table:formula="of:=1/[.C14]" office:value-type="float" office:value="0.280898876404494" calcext:value-type="float">
            <text:p>0.28</text:p>
          </table:table-cell>
          <table:table-cell office:value-type="float" office:value="102.9" calcext:value-type="float">
            <text:p>102.9</text:p>
          </table:table-cell>
          <table:table-cell table:formula="of:=[.D14]*[.E14]" office:value-type="float" office:value="28.9044943820225" calcext:value-type="float">
            <text:p>28.90</text:p>
          </table:table-cell>
          <table:table-cell office:value-type="float" office:value="30" calcext:value-type="float">
            <text:p>30</text:p>
          </table:table-cell>
          <table:table-cell table:formula="of:=[.F14]*[.G14]" office:value-type="float" office:value="867.134831460674" calcext:value-type="float">
            <text:p>867</text:p>
          </table:table-cell>
          <table:table-cell table:formula="of:=[.F14]*[.$C$7]*0.0036*[.$C$6]" office:value-type="float" office:value="8990.45393258427" calcext:value-type="float">
            <text:p>8990</text:p>
          </table:table-cell>
          <table:table-cell table:formula="of:=[.I14]/([.$C$8]*1000)" office:value-type="percentage" office:value="0.110887723606919" calcext:value-type="percentage">
            <text:p>1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ors</text:p>
          </table:table-cell>
          <table:table-cell office:value-type="float" office:value="4" calcext:value-type="float">
            <text:p>4</text:p>
          </table:table-cell>
          <table:table-cell table:style-name="ce5" table:formula="of:=1/[.D15]" office:value-type="float" office:value="0.384615384615385" calcext:value-type="float">
            <text:p>0.38</text:p>
          </table:table-cell>
          <table:table-cell table:style-name="ce13" office:value-type="float" office:value="2.6" calcext:value-type="float">
            <text:p>2.60</text:p>
          </table:table-cell>
          <table:table-cell office:value-type="float" office:value="9.86" calcext:value-type="float">
            <text:p>9.9</text:p>
          </table:table-cell>
          <table:table-cell table:formula="of:=[.D15]*[.E15]" office:value-type="float" office:value="25.636" calcext:value-type="float">
            <text:p>25.64</text:p>
          </table:table-cell>
          <table:table-cell office:value-type="float" office:value="30" calcext:value-type="float">
            <text:p>30</text:p>
          </table:table-cell>
          <table:table-cell table:formula="of:=[.F15]*[.G15]" office:value-type="float" office:value="769.08" calcext:value-type="float">
            <text:p>769</text:p>
          </table:table-cell>
          <table:table-cell table:formula="of:=[.F15]*[.$C$7]*0.0036*[.$C$6]" office:value-type="float" office:value="7973.82144" calcext:value-type="float">
            <text:p>7974</text:p>
          </table:table-cell>
          <table:table-cell table:formula="of:=[.I15]/([.$C$8]*1000)" office:value-type="percentage" office:value="0.0983486389630478" calcext:value-type="percentage">
            <text:p>1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ic</text:p>
          </table:table-cell>
          <table:table-cell office:value-type="float" office:value="1" calcext:value-type="float">
            <text:p>1</text:p>
          </table:table-cell>
          <table:table-cell office:value-type="float" office:value="8.54" calcext:value-type="float">
            <text:p>8.54</text:p>
          </table:table-cell>
          <table:table-cell table:style-name="ce5" table:formula="of:=1/[.C16]" office:value-type="float" office:value="0.117096018735363" calcext:value-type="float">
            <text:p>0.12</text:p>
          </table:table-cell>
          <table:table-cell office:value-type="float" office:value="160.3" calcext:value-type="float">
            <text:p>160.3</text:p>
          </table:table-cell>
          <table:table-cell table:formula="of:=[.D16]*[.E16]" office:value-type="float" office:value="18.7704918032787" calcext:value-type="float">
            <text:p>18.77</text:p>
          </table:table-cell>
          <table:table-cell office:value-type="float" office:value="30" calcext:value-type="float">
            <text:p>30</text:p>
          </table:table-cell>
          <table:table-cell table:formula="of:=[.F16]*[.G16]" office:value-type="float" office:value="563.114754098361" calcext:value-type="float">
            <text:p>563</text:p>
          </table:table-cell>
          <table:table-cell table:formula="of:=[.F16]*[.$C$7]*0.0036*[.$C$6]" office:value-type="float" office:value="5838.37377049181" calcext:value-type="float">
            <text:p>5838</text:p>
          </table:table-cell>
          <table:table-cell table:formula="of:=[.I16]/([.$C$8]*1000)" office:value-type="percentage" office:value="0.0720101545295485" calcext:value-type="percentage">
            <text:p>7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dation interior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0</text:p>
          </table:table-cell>
          <table:table-cell table:style-name="ce5" table:formula="of:=1/[.C17]" office:value-type="float" office:value="0.37037037037037" calcext:value-type="float">
            <text:p>0.37</text:p>
          </table:table-cell>
          <table:table-cell office:value-type="float" office:value="40.9" calcext:value-type="float">
            <text:p>40.9</text:p>
          </table:table-cell>
          <table:table-cell table:formula="of:=[.D17]*[.E17]" office:value-type="float" office:value="15.1481481481481" calcext:value-type="float">
            <text:p>15.15</text:p>
          </table:table-cell>
          <table:table-cell office:value-type="float" office:value="30" calcext:value-type="float">
            <text:p>30</text:p>
          </table:table-cell>
          <table:table-cell table:formula="of:=[.F17]*[.G17]" office:value-type="float" office:value="454.444444444444" calcext:value-type="float">
            <text:p>454</text:p>
          </table:table-cell>
          <table:table-cell table:formula="of:=[.F17]*[.$C$7]*0.0036*[.$C$6]" office:value-type="float" office:value="4711.68" calcext:value-type="float">
            <text:p>4712</text:p>
          </table:table-cell>
          <table:table-cell table:formula="of:=[.I17]/([.$C$8]*1000)" office:value-type="percentage" office:value="0.058113580635863" calcext:value-type="percentage">
            <text:p>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n floor walls buffered</text:p>
          </table:table-cell>
          <table:table-cell office:value-type="float" office:value="1" calcext:value-type="float">
            <text:p>1</text:p>
          </table:table-cell>
          <table:table-cell office:value-type="float" office:value="2.78" calcext:value-type="float">
            <text:p>2.78</text:p>
          </table:table-cell>
          <table:table-cell table:style-name="ce5" table:formula="of:=1/[.C18]" office:value-type="float" office:value="0.359712230215827" calcext:value-type="float">
            <text:p>0.36</text:p>
          </table:table-cell>
          <table:table-cell office:value-type="float" office:value="33.4" calcext:value-type="float">
            <text:p>33.4</text:p>
          </table:table-cell>
          <table:table-cell table:formula="of:=[.D18]*[.E18]" office:value-type="float" office:value="12.0143884892086" calcext:value-type="float">
            <text:p>12.01</text:p>
          </table:table-cell>
          <table:table-cell office:value-type="float" office:value="30" calcext:value-type="float">
            <text:p>30</text:p>
          </table:table-cell>
          <table:table-cell table:formula="of:=[.F18]*[.G18]" office:value-type="float" office:value="360.431654676259" calcext:value-type="float">
            <text:p>360</text:p>
          </table:table-cell>
          <table:table-cell table:formula="of:=[.F18]*[.$C$7]*0.0036*[.$C$6]" office:value-type="float" office:value="3736.95539568345" calcext:value-type="float">
            <text:p>3737</text:p>
          </table:table-cell>
          <table:table-cell table:formula="of:=[.I18]/([.$C$8]*1000)" office:value-type="percentage" office:value="0.0460913853911288" calcext:value-type="percentage">
            <text:p>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dation crawlspace</text:p>
          </table:table-cell>
          <table:table-cell office:value-type="float" office:value="1" calcext:value-type="float">
            <text:p>1</text:p>
          </table:table-cell>
          <table:table-cell office:value-type="float" office:value="1.77" calcext:value-type="float">
            <text:p>1.77</text:p>
          </table:table-cell>
          <table:table-cell table:style-name="ce5" table:formula="of:=1/[.C19]" office:value-type="float" office:value="0.564971751412429" calcext:value-type="float">
            <text:p>0.56</text:p>
          </table:table-cell>
          <table:table-cell office:value-type="float" office:value="19.7" calcext:value-type="float">
            <text:p>19.7</text:p>
          </table:table-cell>
          <table:table-cell table:formula="of:=[.D19]*[.E19]" office:value-type="float" office:value="11.1299435028249" calcext:value-type="float">
            <text:p>11.13</text:p>
          </table:table-cell>
          <table:table-cell office:value-type="float" office:value="30" calcext:value-type="float">
            <text:p>30</text:p>
          </table:table-cell>
          <table:table-cell table:formula="of:=[.F19]*[.G19]" office:value-type="float" office:value="333.898305084746" calcext:value-type="float">
            <text:p>334</text:p>
          </table:table-cell>
          <table:table-cell table:formula="of:=[.F19]*[.$C$7]*0.0036*[.$C$6]" office:value-type="float" office:value="3461.85762711864" calcext:value-type="float">
            <text:p>3462</text:p>
          </table:table-cell>
          <table:table-cell table:formula="of:=[.I19]/([.$C$8]*1000)" office:value-type="percentage" office:value="0.0426983458900937" calcext:value-type="percentage">
            <text:p>4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dation slab</text:p>
          </table:table-cell>
          <table:table-cell office:value-type="float" office:value="1" calcext:value-type="float">
            <text:p>1</text:p>
          </table:table-cell>
          <table:table-cell table:style-name="ce5" table:formula="of:=1/[.D20]" office:value-type="float" office:value="10" calcext:value-type="float">
            <text:p>10.00</text:p>
          </table:table-cell>
          <table:table-cell table:style-name="ce13" office:value-type="float" office:value="0.1" calcext:value-type="float">
            <text:p>0.10</text:p>
          </table:table-cell>
          <table:table-cell office:value-type="float" office:value="64.8" calcext:value-type="float">
            <text:p>64.8</text:p>
          </table:table-cell>
          <table:table-cell table:formula="of:=[.D20]*[.E20]" office:value-type="float" office:value="6.48" calcext:value-type="float">
            <text:p>6.48</text:p>
          </table:table-cell>
          <table:table-cell office:value-type="float" office:value="10" calcext:value-type="float">
            <text:p>10</text:p>
          </table:table-cell>
          <table:table-cell table:formula="of:=[.F20]*[.G20]" office:value-type="float" office:value="64.8" calcext:value-type="float">
            <text:p>65</text:p>
          </table:table-cell>
          <table:table-cell table:formula="of:=[.F20]*[.$C$7]*0.0036*[.$C$6]" office:value-type="float" office:value="2015.5392" calcext:value-type="float">
            <text:p>2016</text:p>
          </table:table-cell>
          <table:table-cell table:formula="of:=[.I20]/([.$C$8]*1000)" office:value-type="percentage" office:value="0.0248595405086811" calcext:value-type="percentage">
            <text:p>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awlspace slab</text:p>
          </table:table-cell>
          <table:table-cell office:value-type="float" office:value="1" calcext:value-type="float">
            <text:p>1</text:p>
          </table:table-cell>
          <table:table-cell table:style-name="ce5" table:formula="of:=1/[.D21]" office:value-type="float" office:value="10" calcext:value-type="float">
            <text:p>10.00</text:p>
          </table:table-cell>
          <table:table-cell table:style-name="ce13" office:value-type="float" office:value="0.1" calcext:value-type="float">
            <text:p>0.10</text:p>
          </table:table-cell>
          <table:table-cell office:value-type="float" office:value="58.3" calcext:value-type="float">
            <text:p>58.3</text:p>
          </table:table-cell>
          <table:table-cell table:formula="of:=[.D21]*[.E21]" office:value-type="float" office:value="5.83" calcext:value-type="float">
            <text:p>5.83</text:p>
          </table:table-cell>
          <table:table-cell office:value-type="float" office:value="10" calcext:value-type="float">
            <text:p>10</text:p>
          </table:table-cell>
          <table:table-cell table:formula="of:=[.F21]*[.G21]" office:value-type="float" office:value="58.3" calcext:value-type="float">
            <text:p>58</text:p>
          </table:table-cell>
          <table:table-cell table:formula="of:=[.F21]*[.$C$7]*0.0036*[.$C$6]" office:value-type="float" office:value="1813.3632" calcext:value-type="float">
            <text:p>1813</text:p>
          </table:table-cell>
          <table:table-cell table:formula="of:=[.I21]/([.$C$8]*1000)" office:value-type="percentage" office:value="0.0223659137601252" calcext:value-type="percentage">
            <text:p>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over garage</text:p>
          </table:table-cell>
          <table:table-cell office:value-type="float" office:value="1" calcext:value-type="float">
            <text:p>1</text:p>
          </table:table-cell>
          <table:table-cell office:value-type="float" office:value="5.32" calcext:value-type="float">
            <text:p>5.32</text:p>
          </table:table-cell>
          <table:table-cell table:style-name="ce5" table:formula="of:=1/[.C22]" office:value-type="float" office:value="0.18796992481203" calcext:value-type="float">
            <text:p>0.19</text:p>
          </table:table-cell>
          <table:table-cell office:value-type="float" office:value="28.3" calcext:value-type="float">
            <text:p>28.3</text:p>
          </table:table-cell>
          <table:table-cell table:formula="of:=[.D22]*[.E22]" office:value-type="float" office:value="5.31954887218045" calcext:value-type="float">
            <text:p>5.32</text:p>
          </table:table-cell>
          <table:table-cell office:value-type="float" office:value="30" calcext:value-type="float">
            <text:p>30</text:p>
          </table:table-cell>
          <table:table-cell table:formula="of:=[.F22]*[.G22]" office:value-type="float" office:value="159.586466165414" calcext:value-type="float">
            <text:p>160</text:p>
          </table:table-cell>
          <table:table-cell table:formula="of:=[.F22]*[.$C$7]*0.0036*[.$C$6]" office:value-type="float" office:value="1654.59248120301" calcext:value-type="float">
            <text:p>1655</text:p>
          </table:table-cell>
          <table:table-cell table:formula="of:=[.I22]/([.$C$8]*1000)" office:value-type="percentage" office:value="0.0204076451660307" calcext:value-type="percentage">
            <text:p>2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dation pony wall</text:p>
          </table:table-cell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style-name="ce5" table:formula="of:=1/[.C23]" office:value-type="float" office:value="0.338983050847458" calcext:value-type="float">
            <text:p>0.34</text:p>
          </table:table-cell>
          <table:table-cell office:value-type="float" office:value="11.5" calcext:value-type="float">
            <text:p>11.5</text:p>
          </table:table-cell>
          <table:table-cell table:formula="of:=[.D23]*[.E23]" office:value-type="float" office:value="3.89830508474576" calcext:value-type="float">
            <text:p>3.90</text:p>
          </table:table-cell>
          <table:table-cell office:value-type="float" office:value="30" calcext:value-type="float">
            <text:p>30</text:p>
          </table:table-cell>
          <table:table-cell table:formula="of:=[.F23]*[.G23]" office:value-type="float" office:value="116.949152542373" calcext:value-type="float">
            <text:p>117</text:p>
          </table:table-cell>
          <table:table-cell table:formula="of:=[.F23]*[.$C$7]*0.0036*[.$C$6]" office:value-type="float" office:value="1212.52881355932" calcext:value-type="float">
            <text:p>1213</text:p>
          </table:table-cell>
          <table:table-cell table:formula="of:=[.I23]/([.$C$8]*1000)" office:value-type="percentage" office:value="0.0149552582051597" calcext:value-type="percentage">
            <text:p>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dation header</text:p>
          </table:table-cell>
          <table:table-cell office:value-type="float" office:value="1" calcext:value-type="float">
            <text:p>1</text:p>
          </table:table-cell>
          <table:table-cell office:value-type="float" office:value="2.51" calcext:value-type="float">
            <text:p>2.51</text:p>
          </table:table-cell>
          <table:table-cell table:style-name="ce5" table:formula="of:=1/[.C24]" office:value-type="float" office:value="0.398406374501992" calcext:value-type="float">
            <text:p>0.40</text:p>
          </table:table-cell>
          <table:table-cell office:value-type="float" office:value="9" calcext:value-type="float">
            <text:p>9.0</text:p>
          </table:table-cell>
          <table:table-cell table:formula="of:=[.D24]*[.E24]" office:value-type="float" office:value="3.58565737051793" calcext:value-type="float">
            <text:p>3.59</text:p>
          </table:table-cell>
          <table:table-cell office:value-type="float" office:value="30" calcext:value-type="float">
            <text:p>30</text:p>
          </table:table-cell>
          <table:table-cell table:formula="of:=[.F24]*[.G24]" office:value-type="float" office:value="107.569721115538" calcext:value-type="float">
            <text:p>108</text:p>
          </table:table-cell>
          <table:table-cell table:formula="of:=[.F24]*[.$C$7]*0.0036*[.$C$6]" office:value-type="float" office:value="1115.2828685259" calcext:value-type="float">
            <text:p>1115</text:p>
          </table:table-cell>
          <table:table-cell table:formula="of:=[.I24]/([.$C$8]*1000)" office:value-type="percentage" office:value="0.0137558325081237" calcext:value-type="percentage">
            <text:p>1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or back cantilever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0</text:p>
          </table:table-cell>
          <table:table-cell table:style-name="ce5" table:formula="of:=1/[.C25]" office:value-type="float" office:value="0.188679245283019" calcext:value-type="float">
            <text:p>0.19</text:p>
          </table:table-cell>
          <table:table-cell office:value-type="float" office:value="8.7" calcext:value-type="float">
            <text:p>8.7</text:p>
          </table:table-cell>
          <table:table-cell table:formula="of:=[.D25]*[.E25]" office:value-type="float" office:value="1.64150943396226" calcext:value-type="float">
            <text:p>1.64</text:p>
          </table:table-cell>
          <table:table-cell office:value-type="float" office:value="30" calcext:value-type="float">
            <text:p>30</text:p>
          </table:table-cell>
          <table:table-cell table:formula="of:=[.F25]*[.G25]" office:value-type="float" office:value="49.2452830188679" calcext:value-type="float">
            <text:p>49</text:p>
          </table:table-cell>
          <table:table-cell table:formula="of:=[.F25]*[.$C$7]*0.0036*[.$C$6]" office:value-type="float" office:value="510.575094339623" calcext:value-type="float">
            <text:p>511</text:p>
          </table:table-cell>
          <table:table-cell table:formula="of:=[.I25]/([.$C$8]*1000)" office:value-type="percentage" office:value="0.00629740281928506" calcext:value-type="percentage">
            <text:p>1%</text:p>
          </table:table-cell>
          <table:table-cell table:style-name="Default" table:number-columns-repeated="3"/>
          <table:table-cell table:number-columns-repeated="2"/>
        </table:table-row>
      </table:table>
      <table:table table:name="garage" table:style-name="ta1">
        <table:shapes>
          <draw:frame draw:z-index="0" draw:style-name="gr1" draw:text-style-name="P2" svg:width="9.746cm" svg:height="3.745cm" svg:x="11.063cm" svg:y="0.666cm">
            <draw:text-box>
              <text:p text:style-name="P1">Φ = A × U × ΔT</text:p>
              <text:p text:style-name="P1">where Φ is the heat transfer in watts, <text:line-break/>U is the thermal transmittance, <text:line-break/>ΔT is the temperature differential across the structure, <text:line-break/>A is the area in square metres.<text:line-break/><text:line-break/><text:a xlink:href="https://en.wikipedia.org/wiki/Thermal_transmittance" xlink:type="simple">https://en.wikipedia.org/wiki/Thermal_transmittance</text:a></text:p>
              <text:p text:style-name="P1"/>
            </draw:text-box>
          </draw:frame>
        </table:shapes>
        <table:table-column table:style-name="co1" table:default-cell-style-name="Default"/>
        <table:table-column table:style-name="co7" table:default-cell-style-name="ce5"/>
        <table:table-column table:style-name="co8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column table:style-name="co9" table:default-cell-style-name="Default"/>
        <table:table-column table:style-name="co6" table:number-columns-repeated="2" table:default-cell-style-name="ce2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https://www.engineeringtoolbox.com/heat-loss-transmission-d_748.html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m2_per_sqft</text:p>
          </table:table-cell>
          <table:table-cell table:formula="of:=0.3048^2" office:value-type="float" office:value="0.09290304" calcext:value-type="float">
            <text:p>0.09290304</text:p>
          </table:table-cell>
        </table:table-row>
        <table:table-row table:style-name="ro1">
          <table:table-cell table:style-name="ce1" office:value-type="string" calcext:value-type="string">
            <text:p>heating power (W)</text:p>
          </table:table-cell>
          <table:table-cell table:style-name="ce2" table:formula="of:=SUM([.G13:.G26])" office:value-type="float" office:value="60" calcext:value-type="float">
            <text:p>60</text:p>
          </table:table-cell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RSI per R-value</text:p>
          </table:table-cell>
          <table:table-cell office:value-type="float" office:value="0.1761" calcext:value-type="float">
            <text:p>0.1761</text:p>
          </table:table-cell>
        </table:table-row>
        <table:table-row table:style-name="ro1">
          <table:table-cell table:style-name="ce1" office:value-type="string" calcext:value-type="string">
            <text:p>energy in one hour</text:p>
          </table:table-cell>
          <table:table-cell table:style-name="ce2" table:formula="of:=[.B3]*BTU_per_wh" office:value-type="float" office:value="204.72846" calcext:value-type="float">
            <text:p>205</text:p>
          </table:table-cell>
          <table:table-cell table:style-name="Default" office:value-type="string" calcext:value-type="string">
            <text:p>BTU/h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desired temperature <text:span text:style-name="T1">°F</text:span></text:p>
          </table:table-cell>
          <table:table-cell table:style-name="ce19" office:value-type="float" office:value="65" calcext:value-type="float">
            <text:p>65</text:p>
          </table:table-cell>
        </table:table-row>
        <table:table-row table:style-name="ro1">
          <table:table-cell table:style-name="ce1"/>
          <table:table-cell table:style-name="ce2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office:value-type="string" calcext:value-type="string">
            <text:p>BTU per watt-hour</text:p>
          </table:table-cell>
          <table:table-cell office:value-type="float" office:value="3.412141" calcext:value-type="float">
            <text:p>3.412141</text:p>
          </table:table-cell>
        </table:table-row>
        <table:table-row table:style-name="ro1">
          <table:table-cell table:style-name="ce2"/>
          <table:table-cell table:style-name="ce4" office:value-type="string" calcext:value-type="string">
            <text:p>HDD in year</text:p>
          </table:table-cell>
          <table:table-cell table:style-name="Default" office:value-type="float" office:value="3600" calcext:value-type="float">
            <text:p>3600</text:p>
          </table:table-cell>
          <table:table-cell office:value-type="string" calcext:value-type="string">
            <text:p>C-day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average delta T</text:p>
          </table:table-cell>
          <table:table-cell table:formula="of:=24*[.C6]/[.C8]" office:value-type="float" office:value="9.85626283367557" calcext:value-type="float">
            <text:p>9.86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1 year</text:p>
          </table:table-cell>
          <table:table-cell table:style-name="Default" table:formula="of:=24*365.25" office:value-type="float" office:value="8766" calcext:value-type="float">
            <text:p>8766</text:p>
          </table:table-cell>
          <table:table-cell office:value-type="string" calcext:value-type="string">
            <text:p>hour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/>
          <table:table-cell table:style-name="ce4" office:value-type="string" calcext:value-type="string">
            <text:p>energy in year</text:p>
          </table:table-cell>
          <table:table-cell table:style-name="ce17" table:formula="of:=SUM([.H13:.H26])/1000" office:value-type="float" office:value="0.772018768872121" calcext:value-type="float">
            <text:p>0.772</text:p>
          </table:table-cell>
          <table:table-cell office:value-type="string" calcext:value-type="string">
            <text:p>GJ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/>
          <table:table-cell table:style-name="ce4"/>
          <table:table-cell table:formula="of:=1000*[.C9]/[.C6]" office:value-type="float" office:value="0.214449658020034" calcext:value-type="float">
            <text:p>0.21</text:p>
          </table:table-cell>
          <table:table-cell office:value-type="string" calcext:value-type="string">
            <text:p>MJ/HDD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18" office:value-type="string" calcext:value-type="string">
            <text:p>total</text:p>
          </table:table-cell>
          <table:table-cell table:style-name="ce2" table:formula="of:=SUM([.I13:.I26])" office:value-type="float" office:value="16008.5811913323" calcext:value-type="float">
            <text:p>16009</text:p>
          </table:table-cell>
          <table:table-cell/>
          <table:table-cell table:style-name="Default" table:number-columns-repeated="2"/>
          <table:table-cell table:style-name="ce2"/>
          <table:table-cell/>
        </table:table-row>
        <table:table-row table:style-name="ro3"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R-value</text:p>
          </table:table-cell>
          <table:table-cell table:style-name="ce3" office:value-type="string" calcext:value-type="string">
            <text:p>RSI</text:p>
            <text:p>m2·K/W</text:p>
          </table:table-cell>
          <table:table-cell table:style-name="ce3" office:value-type="string" calcext:value-type="string">
            <text:p>U</text:p>
            <text:p>W/m2·K</text:p>
          </table:table-cell>
          <table:table-cell table:style-name="ce3" office:value-type="string" calcext:value-type="string">
            <text:p>Area</text:p>
            <text:p>m2</text:p>
          </table:table-cell>
          <table:table-cell table:style-name="ce3" office:value-type="string" calcext:value-type="string">
            <text:p>Heat </text:p>
            <text:p>transfer</text:p>
            <text:p>W/K</text:p>
          </table:table-cell>
          <table:table-cell table:style-name="ce3" office:value-type="string" calcext:value-type="string">
            <text:p>Design</text:p>
            <text:p>ΔT</text:p>
            <text:p><text:span text:style-name="T1">°C or K</text:span></text:p>
          </table:table-cell>
          <table:table-cell table:style-name="ce3" office:value-type="string" calcext:value-type="string">
            <text:p>Heating</text:p>
            <text:p>power</text:p>
            <text:p>W</text:p>
          </table:table-cell>
          <table:table-cell table:style-name="ce3" office:value-type="string" calcext:value-type="string">
            <text:p>Energy</text:p>
            <text:p>transfer</text:p>
            <text:p>MJ</text:p>
          </table:table-cell>
          <table:table-cell table:style-name="ce3" office:value-type="string" calcext:value-type="string">
            <text:p>%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R13 walls</text:p>
          </table:table-cell>
          <table:table-cell table:style-name="ce16" office:value-type="float" office:value="13" calcext:value-type="float">
            <text:p>13.0</text:p>
          </table:table-cell>
          <table:table-cell table:formula="of:=[.B13]*RSI_per_R" office:value-type="float" office:value="2.2893" calcext:value-type="float">
            <text:p>2.29</text:p>
          </table:table-cell>
          <table:table-cell table:style-name="ce5" table:formula="of:=1/[.C13]" office:value-type="float" office:value="0.436814746865854" calcext:value-type="float">
            <text:p>0.44</text:p>
          </table:table-cell>
          <table:table-cell table:style-name="ce6" table:formula="of:=((2*26+20)*8)*M2_per_sqft" office:value-type="float" office:value="53.51215104" calcext:value-type="float">
            <text:p>53.5</text:p>
          </table:table-cell>
          <table:table-cell table:style-name="ce5" table:formula="of:=[.D13]*[.E13]" office:value-type="float" office:value="23.374896710785" calcext:value-type="float">
            <text:p>23.37</text:p>
          </table:table-cell>
          <table:table-cell table:style-name="ce2" table:formula="of:=(([.$N$4]-6)-32)*5/9" office:value-type="float" office:value="15" calcext:value-type="float">
            <text:p>15</text:p>
          </table:table-cell>
          <table:table-cell table:formula="of:=[.F13]*[.G13]" office:value-type="float" office:value="350.623450661774" calcext:value-type="float">
            <text:p>351</text:p>
          </table:table-cell>
          <table:table-cell table:style-name="ce2" table:formula="of:=[.F13]*[.$C$8]*0.0036*[.$C$7]" office:value-type="float" office:value="7270.52787292256" calcext:value-type="float">
            <text:p>7271</text:p>
          </table:table-cell>
          <table:table-cell table:style-name="ce7" table:formula="of:=[.I13]/[.$I$11]" office:value-type="percentage" office:value="0.45416441257512" calcext:value-type="percentage">
            <text:p>45%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ceiling</text:p>
          </table:table-cell>
          <table:table-cell table:style-name="ce16" office:value-type="float" office:value="19" calcext:value-type="float">
            <text:p>19.0</text:p>
          </table:table-cell>
          <table:table-cell table:formula="of:=[.B14]*RSI_per_R" office:value-type="float" office:value="3.3459" calcext:value-type="float">
            <text:p>3.35</text:p>
          </table:table-cell>
          <table:table-cell table:style-name="ce5" table:formula="of:=1/[.C14]" office:value-type="float" office:value="0.298873247855584" calcext:value-type="float">
            <text:p>0.30</text:p>
          </table:table-cell>
          <table:table-cell table:style-name="ce6" table:formula="of:=520*M2_per_sqft" office:value-type="float" office:value="48.3095808" calcext:value-type="float">
            <text:p>48.3</text:p>
          </table:table-cell>
          <table:table-cell table:style-name="ce5" table:formula="of:=[.D14]*[.E14]" office:value-type="float" office:value="14.4384413162378" calcext:value-type="float">
            <text:p>14.44</text:p>
          </table:table-cell>
          <table:table-cell table:style-name="ce2" table:formula="of:=(([.$N$4]-6)-32)*5/9" office:value-type="float" office:value="15" calcext:value-type="float">
            <text:p>15</text:p>
          </table:table-cell>
          <table:table-cell table:formula="of:=[.F14]*[.G14]" office:value-type="float" office:value="216.576619743567" calcext:value-type="float">
            <text:p>217</text:p>
          </table:table-cell>
          <table:table-cell table:style-name="ce2" table:formula="of:=[.F14]*[.$C$8]*0.0036*[.$C$7]" office:value-type="float" office:value="4490.9327870026" calcext:value-type="float">
            <text:p>4491</text:p>
          </table:table-cell>
          <table:table-cell table:style-name="ce7" table:formula="of:=[.I14]/[.$I$11]" office:value-type="percentage" office:value="0.280532842562848" calcext:value-type="percentage">
            <text:p>28%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R7.5 wall</text:p>
          </table:table-cell>
          <table:table-cell table:style-name="ce16" office:value-type="float" office:value="7.5" calcext:value-type="float">
            <text:p>7.5</text:p>
          </table:table-cell>
          <table:table-cell table:formula="of:=[.B15]*RSI_per_R" office:value-type="float" office:value="1.32075" calcext:value-type="float">
            <text:p>1.32</text:p>
          </table:table-cell>
          <table:table-cell table:style-name="ce5" table:formula="of:=1/[.C15]" office:value-type="float" office:value="0.757145561234147" calcext:value-type="float">
            <text:p>0.76</text:p>
          </table:table-cell>
          <table:table-cell table:style-name="ce6" table:formula="of:=20*8*M2_per_sqft" office:value-type="float" office:value="14.8644864" calcext:value-type="float">
            <text:p>14.9</text:p>
          </table:table-cell>
          <table:table-cell table:style-name="ce5" table:formula="of:=[.D15]*[.E15]" office:value-type="float" office:value="11.2545798977854" calcext:value-type="float">
            <text:p>11.25</text:p>
          </table:table-cell>
          <table:table-cell table:style-name="ce2" table:formula="of:=(([.$N$4]-6)-32)*5/9" office:value-type="float" office:value="15" calcext:value-type="float">
            <text:p>15</text:p>
          </table:table-cell>
          <table:table-cell table:formula="of:=[.F15]*[.G15]" office:value-type="float" office:value="168.81869846678" calcext:value-type="float">
            <text:p>169</text:p>
          </table:table-cell>
          <table:table-cell table:style-name="ce2" table:formula="of:=[.F15]*[.$C$8]*0.0036*[.$C$7]" office:value-type="float" office:value="3500.62453140716" calcext:value-type="float">
            <text:p>3501</text:p>
          </table:table-cell>
          <table:table-cell table:style-name="ce7" table:formula="of:=[.I15]/[.$I$11]" office:value-type="percentage" office:value="0.218671754202836" calcext:value-type="percentage">
            <text:p>22%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window</text:p>
          </table:table-cell>
          <table:table-cell table:style-name="ce6" table:formula="of:=[.C16]/RSI_per_R" office:value-type="float" office:value="1.89286390308537" calcext:value-type="float">
            <text:p>1.9</text:p>
          </table:table-cell>
          <table:table-cell table:formula="of:=1/[.D16]" office:value-type="float" office:value="0.333333333333333" calcext:value-type="float">
            <text:p>0.33</text:p>
          </table:table-cell>
          <table:table-cell table:style-name="ce13" office:value-type="float" office:value="3" calcext:value-type="float">
            <text:p>3.00</text:p>
          </table:table-cell>
          <table:table-cell table:style-name="ce6" table:formula="of:=0.8" office:value-type="float" office:value="0.8" calcext:value-type="float">
            <text:p>0.8</text:p>
          </table:table-cell>
          <table:table-cell table:style-name="ce5" table:formula="of:=[.D16]*[.E16]" office:value-type="float" office:value="2.4" calcext:value-type="float">
            <text:p>2.40</text:p>
          </table:table-cell>
          <table:table-cell table:style-name="ce2" table:formula="of:=(([.$N$4]-6)-32)*5/9" office:value-type="float" office:value="15" calcext:value-type="float">
            <text:p>15</text:p>
          </table:table-cell>
          <table:table-cell table:formula="of:=[.F16]*[.G16]" office:value-type="float" office:value="36" calcext:value-type="float">
            <text:p>36</text:p>
          </table:table-cell>
          <table:table-cell table:style-name="ce2" table:formula="of:=[.F16]*[.$C$8]*0.0036*[.$C$7]" office:value-type="float" office:value="746.496" calcext:value-type="float">
            <text:p>746</text:p>
          </table:table-cell>
          <table:table-cell table:style-name="ce7" table:formula="of:=[.I16]/[.$I$11]" office:value-type="percentage" office:value="0.0466309906591962" calcext:value-type="percentage">
            <text:p>5%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/>
          <table:table-cell table:style-name="ce5"/>
          <table:table-cell/>
          <table:table-cell table:style-name="ce2"/>
          <table:table-cell/>
          <table:table-cell table:style-name="ce7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assuming 26’x20’ footprint</text:p>
          </table:table-cell>
          <table:table-cell table:number-columns-repeated="2"/>
          <table:table-cell table:style-name="ce6"/>
          <table:table-cell table:number-columns-repeated="2"/>
          <table:table-cell table:style-name="ce2"/>
          <table:table-cell/>
          <table:table-cell table:style-name="ce7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2"/>
          <table:table-cell/>
          <table:table-cell table:style-name="ce7"/>
          <table:table-cell table:style-name="ce2"/>
          <table:table-cell table:number-columns-repeated="4"/>
        </table:table-row>
        <table:table-row table:style-name="ro1" table:number-rows-repeated="5">
          <table:table-cell table:number-columns-repeated="3"/>
          <table:table-cell table:style-name="ce6"/>
          <table:table-cell table:number-columns-repeated="2"/>
          <table:table-cell table:style-name="ce5"/>
          <table:table-cell/>
          <table:table-cell table:style-name="ce7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6"/>
          <table:table-cell table:style-name="ce5"/>
          <table:table-cell/>
          <table:table-cell table:style-name="ce5"/>
          <table:table-cell/>
          <table:table-cell table:style-name="ce7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6"/>
          <table:table-cell table:style-name="ce5"/>
          <table:table-cell/>
          <table:table-cell table:style-name="ce5"/>
          <table:table-cell/>
          <table:table-cell table:style-name="ce7"/>
          <table:table-cell/>
          <table:table-cell table:style-name="Default" table:number-columns-repeated="2"/>
          <table:table-cell table:number-columns-repeated="2"/>
        </table:table-row>
      </table:table>
      <table:named-expressions>
        <table:named-range table:name="BTU_per_wh" table:base-cell-address="$house.$N$6" table:cell-range-address="$garage.$N$5"/>
        <table:named-range table:name="M2_per_sqft" table:base-cell-address="$garage.$N$2" table:cell-range-address="$garage.$N$2"/>
        <table:named-range table:name="RSI_per_R" table:base-cell-address="$garage.$N$3" table:cell-range-address="$garage.$N$3"/>
      </table:named-expressions>
      <table:database-ranges>
        <table:database-range table:name="__Anonymous_Sheet_DB__0" table:target-range-address="house.A11:house.J25">
          <table:sort>
            <table:sort-by table:field-number="8" table:order="descending" table:data-type="automatic"/>
          </table:sort>
        </table:database-range>
        <table:database-range table:name="__Anonymous_Sheet_DB__1" table:target-range-address="garage.A12:garage.J16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1" number:min-decimal-places="1" number:min-integer-digits="1"/>
    </number:number-style>
    <number:number-style style:name="N111">
      <number:number number:decimal-places="11" number:min-decimal-places="11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1" number:min-decimal-places="1" number:min-integer-digits="1" number:grouping="true"/>
    </number:number-style>
    <number:number-style style:name="N120">
      <number:number number:decimal-places="14" number:min-decimal-places="14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currency-style style:name="N124P0" style:volatile="true">
      <number:currency-symbol number:language="en" number:country="CA">$</number:currency-symbol>
      <number:number number:decimal-places="3" number:min-decimal-places="3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CA">$</number:currency-symbol>
      <number:number number:decimal-places="3" number:min-decimal-places="3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CA">$</number:currency-symbol>
      <number:number number:decimal-places="4" number:min-decimal-places="4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CA">$</number:currency-symbol>
      <number:number number:decimal-places="4" number:min-decimal-places="4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CA">$</number:currency-symbol>
      <number:number number:decimal-places="1" number:min-decimal-places="1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CA">$</number:currency-symbol>
      <number:number number:decimal-places="1" number:min-decimal-places="1" number:min-integer-digits="1" number:grouping="true"/>
      <style:map style:condition="value()&gt;=0" style:apply-style-name="N128P0"/>
    </number:currency-style>
    <number:number-style style:name="N129">
      <number:number number:decimal-places="15" number:min-decimal-places="15" number:min-integer-digits="1"/>
    </number:number-style>
    <number:currency-style style:name="N131P0" style:volatile="true">
      <number:currency-symbol number:language="en" number:country="CA">$</number:currency-symbol>
      <number:number number:decimal-places="5" number:min-decimal-places="5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CA">$</number:currency-symbol>
      <number:number number:decimal-places="5" number:min-decimal-places="5" number:min-integer-digits="1" number:grouping="true"/>
      <style:map style:condition="value()&gt;=0" style:apply-style-name="N131P0"/>
    </number:currency-style>
    <number:percentage-style style:name="N132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8">0000-00-00</text:date>, <text:time style:data-style-name="N2" text:time-value="09:56:51.262376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20:46:25.448432867</meta:creation-date>
    <dc:date>2023-11-18T10:16:41.110783787</dc:date>
    <meta:editing-duration>PT19H46M42S</meta:editing-duration>
    <meta:editing-cycles>19</meta:editing-cycles>
    <meta:generator>LibreOffice/7.0.4.2$Linux_X86_64 LibreOffice_project/00$Build-2</meta:generator>
    <meta:document-statistic meta:table-count="2" meta:cell-count="249" meta:object-count="2"/>
  </office:meta>
</office:document-meta>
</file>